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2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6cm" fo:min-width="18.28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2cm" draw:marker-start-width="0.5cm" draw:marker-end-width="0.5cm" draw:fill="solid" draw:fill-color="#000000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47cm" fo:min-width="26.9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89cm" fo:min-width="26.9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3.8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41cm" fo:min-width="26.9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195cm" fo:min-width="26.9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62cm" fo:min-width="26.9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6cm" fo:min-width="26.92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61cm" fo:min-width="26.927cm"/>
    </style:style>
    <style:style style:name="gr16" style:family="graphic" style:parent-style-name="standard">
      <style:graphic-properties draw:stroke="none" draw:fill="none" fo:min-height="15.917cm"/>
    </style:style>
    <style:style style:name="gr17" style:family="graphic" style:parent-style-name="standard">
      <style:graphic-properties draw:stroke="none" draw:fill="none" fo:min-height="15.512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text-properties fo:font-size="80pt" style:font-size-asian="80pt" style:font-size-complex="80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20pt" style:font-size-asian="20pt" style:font-size-complex="20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99ff"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99ff" fo:font-size="28pt" style:font-size-asian="28pt" style:font-size-complex="28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color="#0099ff"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808080" fo:font-size="20pt" style:font-size-asian="20pt" style:font-size-complex="20pt"/>
    </style:style>
    <style:style style:name="T15" style:family="text">
      <style:text-properties fo:color="#999999" fo:font-size="20pt" style:font-size-asian="20pt" style:font-size-complex="20pt"/>
    </style:style>
    <style:style style:name="T16" style:family="text">
      <style:text-properties fo:color="#c0c0c0" fo:font-size="24pt" style:font-size-asian="24pt" style:font-size-complex="24pt"/>
    </style:style>
    <style:style style:name="T17" style:family="text">
      <style:text-properties fo:color="#000000" fo:font-size="24pt" style:font-size-asian="24pt" style:font-size-complex="24pt"/>
    </style:style>
    <style:style style:name="T18" style:family="text">
      <style:text-properties fo:color="#0099ff"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fo:color="#000000" fo:font-size="32pt" style:font-size-asian="32pt" style:font-size-complex="32pt"/>
    </style:style>
    <style:style style:name="T21" style:family="text">
      <style:text-properties fo:color="#0099ff" fo:font-size="32pt" style:font-size-asian="32pt" style:font-size-complex="32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color="#0099ff" fo:font-size="18pt" style:font-size-asian="18pt" style:font-size-complex="18pt"/>
    </style:style>
    <style:style style:name="T24" style:family="text">
      <style:text-properties fo:color="#000000" fo:font-size="18pt" style:font-size-asian="18pt" style:font-size-complex="18pt"/>
    </style:style>
    <style:style style:name="T25" style:family="text">
      <style:text-properties fo:color="#000000" fo:font-size="16pt" style:font-size-asian="16pt" style:font-size-complex="16pt"/>
    </style:style>
    <style:style style:name="T26" style:family="text">
      <style:text-properties fo:color="#000000" fo:font-size="14pt" style:font-size-asian="14pt" style:font-size-complex="14pt"/>
    </style:style>
    <style:style style:name="T27" style:family="text">
      <style:text-properties fo:color="#0099ff" fo:font-size="14pt" style:font-size-asian="14pt" style:font-size-complex="14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44pt" style:font-size-asian="44pt" style:font-size-complex="44pt"/>
    </style:style>
    <style:style style:name="T31" style:family="text">
      <style:text-properties fo:color="#0099ff" fo:font-size="15pt" style:text-underline-style="solid" style:text-underline-width="auto" style:text-underline-color="font-color" style:font-size-asian="15pt" style:font-size-complex="15pt"/>
    </style:style>
    <style:style style:name="T32" style:family="text">
      <style:text-properties fo:color="#0099ff" fo:font-size="26pt" style:font-size-asian="26pt" style:font-size-complex="26pt"/>
    </style:style>
    <style:style style:name="T33" style:family="text">
      <style:text-properties fo:color="#000000" fo:font-size="26pt" style:font-size-asian="26pt" style:font-size-complex="26pt"/>
    </style:style>
    <style:style style:name="T34" style:family="text">
      <style:text-properties fo:color="#000000" fo:font-size="22pt" style:text-underline-style="none" style:font-size-asian="22pt" style:font-size-complex="22pt"/>
    </style:style>
    <style:style style:name="T35" style:family="text">
      <style:text-properties fo:color="#0099ff" fo:font-size="22pt" style:text-underline-style="solid" style:text-underline-width="auto" style:text-underline-color="font-color" style:font-size-asian="22pt" style:font-size-complex="22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color="#0099ff" fo:font-size="22pt" style:font-size-asian="22pt" style:font-size-complex="22pt"/>
    </style:style>
    <style:style style:name="T38" style:family="text">
      <style:text-properties fo:color="#000000" fo:font-size="22pt" style:font-size-asian="22pt" style:font-size-complex="22pt"/>
    </style:style>
    <style:style style:name="T39" style:family="text">
      <style:text-properties fo:color="#000000" fo:font-size="80pt" style:font-size-asian="80pt" style:font-size-complex="80pt"/>
    </style:style>
    <style:style style:name="T40" style:family="text">
      <style:text-properties fo:color="#000000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568cm" svg:height="3.405cm" svg:x="5.919cm" svg:y="7.414cm">
          <draw:text-box>
            <text:p text:style-name="P1"><text:span text:style-name="T1">Haxetelier 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3" draw:layer="layout" svg:width="12.385cm" svg:height="2.618cm" svg:x="7.202cm" svg:y="2.123cm">
          <draw:text-box>
            <text:p text:style-name="P1"><text:span text:style-name="T2">Présentation</text:span></text:p>
          </draw:text-box>
        </draw:frame>
        <draw:frame draw:style-name="gr3" draw:layer="layout" svg:width="22.713cm" svg:height="10.788cm" svg:x="2.567cm" svg:y="6.314cm">
          <draw:text-box>
            <text:p><text:span text:style-name="T3">Jean-Michel </text:span><text:span text:style-name="T4">Delettre.</text:span></text:p>
            <text:p><text:span text:style-name="T4"/></text:p>
            <text:p><text:span text:style-name="T4"><text:s/></text:span></text:p>
            <text:p><text:span text:style-name="T4"><text:tab/></text:span><text:span text:style-name="T4">Développeur d'applications web.</text:span></text:p>
            <text:p><text:span text:style-name="T4"/></text:p>
            <text:p><text:span text:style-name="T4"><text:tab/></text:span><text:span text:style-name="T4"> </text:span><text:span text:style-name="T4">- Flash</text:span></text:p>
            <text:p><text:span text:style-name="T4"/></text:p>
            <text:p><text:span text:style-name="T4"><text:tab/></text:span><text:span text:style-name="T4">- puis Html5. </text:span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4" draw:text-style-name="P5" draw:layer="layout" svg:width="18.783cm" svg:height="17.21cm" svg:x="5.187cm" svg:y="1.049cm">
          <draw:text-box>
            <text:p><text:span text:style-name="T4"/></text:p>
            <text:p text:style-name="P1"><text:span text:style-name="T5"><text:s text:c="2"/></text:span><text:span text:style-name="T5">Les exemples sont en </text:span></text:p>
            <text:p text:style-name="P4"><text:span text:style-name="T4"><text:s/></text:span></text:p>
            <text:p text:style-name="P1"><text:span text:style-name="T5"/></text:p>
            <text:p text:style-name="P1"><text:span text:style-name="T5"><text:s text:c="4"/></text:span><text:span text:style-name="T5">Haxe <text:s text:c="7"/>compilé <text:s text:c="7"/>J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6">Haxe étant multi-cibles </text:span></text:p>
            <text:p text:style-name="P1"><text:span text:style-name="T6">les exemples sont transposables</text:span></text:p>
          </draw:text-box>
        </draw:frame>
        <draw:custom-shape draw:style-name="gr5" draw:text-style-name="P1" draw:layer="layout" svg:width="2.017cm" svg:height="1.205cm" svg:x="10.461cm" svg:y="6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017cm" svg:height="1.205cm" svg:x="17.685cm" svg:y="6.0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3" draw:layer="layout" svg:width="18.388cm" svg:height="2.618cm" svg:x="4.949cm" svg:y="1.573cm">
          <draw:text-box>
            <text:p text:style-name="P1"><text:span text:style-name="T2">Préambule pour hx</text:span></text:p>
          </draw:text-box>
        </draw:frame>
        <draw:frame draw:style-name="gr1" draw:text-style-name="P5" draw:layer="layout" svg:width="26.766cm" svg:height="11.113cm" svg:x="0.838cm" svg:y="6.129cm">
          <draw:text-box>
            <text:p><text:span text:style-name="T4">Haxe a un formalisme typique/classique POO :</text:span></text:p>
            <text:p><text:span text:style-name="T4"/></text:p>
            <text:p><text:span text:style-name="T4">- Une classe est un bloc continu, commençant par le mot-clé « class »</text:span></text:p>
            <text:p><text:span text:style-name="T4"><text:tab/></text:span><text:span text:style-name="T4">(!= fonction)</text:span></text:p>
            <text:p><text:span text:style-name="T4"/></text:p>
            <text:p><text:span text:style-name="T4">- L'héritage se fait avec le mot-clé « extends » (!= prototype)</text:span></text:p>
            <text:p><text:span text:style-name="T4"/></text:p>
            <text:p><text:span text:style-name="T4">- </text:span><text:span text:style-name="T6">Les variables et propriétés sont fortement typées ;</text:span><text:span text:style-name="T5"> </text:span></text:p>
            <text:p><text:span text:style-name="T4"><text:s text:c="3"/></text:span><text:span text:style-name="T4">ainsi que le retour des méthodes.</text:span></text:p>
            <text:p><text:span text:style-name="T4"/></text:p>
            <text:p><text:span text:style-name="T4"/></text:p>
          </draw:text-box>
        </draw:frame>
        <draw:line draw:style-name="gr6" draw:text-style-name="P1" draw:layer="layout" svg:x1="20.956cm" svg:y1="1.466cm" svg:x2="23.132cm" svg:y2="1.466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1" draw:text-style-name="P7" draw:layer="layout" svg:width="13.122cm" svg:height="1.826cm" svg:x="4.949cm" svg:y="1.573cm">
          <draw:text-box>
            <text:p text:style-name="P1"><text:span text:style-name="T7">Typage de variables</text:span></text:p>
          </draw:text-box>
        </draw:frame>
        <draw:frame draw:style-name="gr1" draw:text-style-name="P5" draw:layer="layout" svg:width="26.631cm" svg:height="15.361cm" svg:x="0.712cm" svg:y="4.4cm">
          <draw:text-box>
            <text:p><text:span text:style-name="T4">- Toutes les variables ont un type (Int, String, MyClass, Date, etc)</text:span></text:p>
            <text:p><text:span text:style-name="T4"/></text:p>
            <text:p><text:span text:style-name="T4"><text:tab/></text:span><text:span text:style-name="T4">déclaré explicitement ; ou implicitement lors de la 1ère assignation</text:span></text:p>
            <text:p><text:span text:style-name="T4"/></text:p>
            <text:p><text:span text:style-name="T4">- A la compilation, Haxe refusera qu'elles reçoivent un contenu d'un</text:span></text:p>
            <text:p><text:span text:style-name="T4"><text:s text:c="2"/></text:span><text:span text:style-name="T4">autre type ! Le paramètre de retour des fonctions est aussi vérifié.</text:span></text:p>
            <text:p><text:span text:style-name="T4"/></text:p>
            <text:p><text:span text:style-name="T4"/></text:p>
            <text:p><text:span text:style-name="T4"/></text:p>
            <text:p text:style-name="P1"><text:span text:style-name="T6"/></text:p>
            <text:p text:style-name="P1"><text:span text:style-name="T6">On va considérer que c'est un gros avantage </text:span></text:p>
            <text:p text:style-name="P1"><text:span text:style-name="T3">qui corrige plein de coquilles, d'erreurs bêtes</text:span></text:p>
            <text:p text:style-name="P1"><text:span text:style-name="T3">... et parfois moins bêtes.</text:span></text:p>
            <text:p><text:span text:style-name="T4"/></text:p>
            <text:p><text:span text:style-name="T4"/></text:p>
          </draw:text-box>
        </draw:frame>
        <draw:frame draw:style-name="gr1" draw:text-style-name="P8" draw:layer="layout" svg:width="1.285cm" svg:height="3.405cm" svg:x="0.208cm" svg:y="0.29cm">
          <draw:text-box>
            <text:p><text:span text:style-name="T1">[</text:span></text:p>
          </draw:text-box>
        </draw:frame>
        <draw:frame draw:style-name="gr1" draw:text-style-name="P8" draw:layer="layout" svg:width="1.285cm" svg:height="3.405cm" svg:x="26.195cm" svg:y="16.007cm">
          <draw:text-box>
            <text:p><text:span text:style-name="T1">]</text:span></text:p>
          </draw:text-box>
        </draw:frame>
        <draw:custom-shape draw:style-name="gr5" draw:text-style-name="P1" draw:layer="layout" svg:width="2.751cm" svg:height="2.646cm" svg:x="12.545cm" svg:y="11.10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7" draw:text-style-name="P5" draw:layer="layout" svg:width="24.86cm" svg:height="16.299cm" svg:x="1.729cm" svg:y="4.086cm">
          <draw:text-box>
            <text:p><text:span text:style-name="T4">Finalité :</text:span></text:p>
            <text:p><text:span text:style-name="T4"/></text:p>
            <text:p><text:span text:style-name="T4">Ajouter des méthodes à une classe existante </text:span></text:p>
            <text:p><text:span text:style-name="T4">quand justement on ne peut pas l'étendre !</text:span></text:p>
            <text:p><text:span text:style-name="T4"/></text:p>
            <text:p text:style-name="P1"><text:span text:style-name="T8">someNativeInstance.myMethod() ;</text:span></text:p>
            <text:p><text:span text:style-name="T4"/></text:p>
            <text:p><text:span text:style-name="T4">Exemples :</text:span></text:p>
            <text:p><text:span text:style-name="T4"><text:tab/></text:span><text:span text:style-name="T4">''</text:span><text:span text:style-name="T8">Element</text:span><text:span text:style-name="T4">'' de l'api JS et ''</text:span><text:span text:style-name="T8">MovieClip</text:span><text:span text:style-name="T4">'' de l'api Flash</text:span></text:p>
            <text:p><text:span text:style-name="T4"><text:tab/></text:span><text:span text:style-name="T4">déjà instancié, respectivement dans le html ou le swf.</text:span></text:p>
            <text:p><text:span text:style-name="T4"/></text:p>
            <text:p><text:span text:style-name="T4"><text:tab/></text:span><text:span text:style-name="T4">Les ''</text:span><text:span text:style-name="T8">String</text:span><text:span text:style-name="T4">'' en dur</text:span></text:p>
            <text:p><text:span text:style-name="T4"><text:s/></text:span></text:p>
            <text:p><text:span text:style-name="T4"><text:s text:c="5"/></text:span><text:span text:style-name="T4">...etc.</text:span></text:p>
            <text:p><text:span text:style-name="T4"/></text:p>
            <text:p><text:span text:style-name="T4"/></text:p>
            <text:p text:style-name="P1"><text:span text:style-name="T8"/></text:p>
          </draw:text-box>
        </draw:frame>
        <draw:frame draw:style-name="gr8" draw:text-style-name="P7" draw:layer="layout" svg:width="6.732cm" svg:height="1.826cm" svg:x="9.954cm" svg:y="1.887cm">
          <draw:text-box>
            <text:p text:style-name="P1"><text:span text:style-name="T7">« using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9" draw:text-style-name="P5" draw:layer="layout" svg:width="26.065cm" svg:height="14.999cm" svg:x="1.048cm" svg:y="3.014cm">
          <draw:text-box>
            <text:p><text:span text:style-name="T3">Exemple avec « String » </text:span></text:p>
            <text:p><text:span text:style-name="T3"/></text:p>
            <text:p><text:span text:style-name="T3"/></text:p>
            <text:p text:style-name="P1"><text:span text:style-name="T3">où les chaines de caractères contiennent de la </text:span></text:p>
            <text:p text:style-name="P1"><text:span text:style-name="T3">syntaxe CSS</text:span></text:p>
            <text:p text:style-name="P4"><text:span text:style-name="T3"/></text:p>
            <text:p text:style-name="P1"><text:span text:style-name="T9"><text:s/></text:span><text:span text:style-name="T10">''.someCssClass p''</text:span><text:span text:style-name="T11"> </text:span></text:p>
            <text:p text:style-name="P1"><text:span text:style-name="T11"><text:s text:c="2"/></text:span></text:p>
            <text:p text:style-name="P1"><text:span text:style-name="T10"><text:s/></text:span><text:span text:style-name="T10">''#myCtnr #myDivId'' </text:span></text:p>
            <text:p text:style-name="P1"><text:span text:style-name="T10"/></text:p>
            <text:p text:style-name="P1"><text:span text:style-name="T10"><text:s/></text:span><text:span text:style-name="T10">''div.menu , ul.menu'' </text:span></text:p>
            <text:p text:style-name="P4"><text:span text:style-name="T9">.</text:span></text:p>
            <text:p text:style-name="P4"><text:span text:style-name="T3"/></text:p>
            <text:p><text:span text:style-name="T9"><text:tab/></text:span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1" draw:text-style-name="P5" draw:layer="layout" svg:width="24.284cm" svg:height="15.691cm" svg:x="1.938cm" svg:y="1.888cm">
          <draw:text-box>
            <text:p><text:span text:style-name="T9"><text:tab/></text:span></text:p>
            <text:p><text:span text:style-name="T9"><text:tab/></text:span><text:span text:style-name="T9">Méthodes ajoutées :</text:span></text:p>
            <text:p><text:span text:style-name="T9"/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get()</text:span><text:span text:style-name="T13"> :</text:span></text:p>
            <text:p><text:span text:style-name="T13"/></text:p>
            <text:p><text:span text:style-name="T13"/></text:p>
            <text:p><text:span text:style-name="T9"><text:tab/></text:span><text:span text:style-name="T9"><text:tab/></text:span><text:span text:style-name="T9"><text:tab/></text:span><text:span text:style-name="T9"> </text:span><text:span text:style-name="T12">''#myDivId''.get()</text:span><text:span text:style-name="T14">.appendChild(elem) ;</text:span></text:p>
            <text:p><text:span text:style-name="T12"/></text:p>
            <text:p><text:span text:style-name="T12"/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2">''#myCtnrId .h1''.get()</text:span><text:span text:style-name="T15">.textContent = someTitle ;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2"><text:tab/></text:span></text:p>
            <text:p><text:span text:style-name="T12"><text:tab/></text:span><text:span text:style-name="T12"><text:tab/></text:span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1" draw:text-style-name="P5" draw:layer="layout" svg:width="24.284cm" svg:height="15.691cm" svg:x="1.938cm" svg:y="1.888cm">
          <draw:text-box>
            <text:p><text:span text:style-name="T9"><text:tab/></text:span></text:p>
            <text:p><text:span text:style-name="T9"><text:tab/></text:span><text:span text:style-name="T9">Méthodes ajoutées (suite):</text:span></text:p>
            <text:p><text:span text:style-name="T9"/></text:p>
            <text:p><text:span text:style-name="T9"/></text:p>
            <text:p><text:span text:style-name="T9"/></text:p>
            <text:p><text:span text:style-name="T12"><text:tab/></text:span><text:span text:style-name="T12"><text:tab/></text:span><text:span text:style-name="T12">all() </text:span></text:p>
            <text:p><text:span text:style-name="T13"/></text:p>
            <text:p><text:span text:style-name="T13"/></text:p>
            <text:p><text:span text:style-name="T9"><text:tab/></text:span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12">''.someCssClass''.all();</text:span></text:p>
            <text:p><text:span text:style-name="T12"><text:tab/></text:span><text:span text:style-name="T12"><text:tab/></text:span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11" draw:text-style-name="P5" draw:layer="layout" svg:width="25.62cm" svg:height="15.691cm" svg:x="1.362cm" svg:y="1.888cm">
          <draw:text-box>
            <text:p><text:span text:style-name="T9"><text:tab/></text:span></text:p>
            <text:p><text:span text:style-name="T9"><text:tab/></text:span><text:span text:style-name="T9">Méthodes ajoutées (suite) :</text:span></text:p>
            <text:p><text:span text:style-name="T9"/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on() <text:s/></text:span><text:span text:style-name="T13">=&gt; équivalent de addEventListener </text:span></text:p>
            <text:p><text:span text:style-name="T13"/></text:p>
            <text:p><text:span text:style-name="T13"/></text:p>
            <text:p><text:span text:style-name="T13"/></text:p>
            <text:p><text:span text:style-name="T13"><text:tab/></text:span><text:span text:style-name="T13"><text:tab/></text:span><text:span text:style-name="T13"><text:tab/></text:span><text:span text:style-name="T12">''div.menu''.on(''click'',someListener,false,someObject) ;</text:span></text:p>
            <text:p><text:span text:style-name="T12"/></text:p>
            <text:p><text:span text:style-name="T12"/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3">et</text:span><text:span text:style-name="T12"> </text:span></text:p>
            <text:p><text:span text:style-name="T12"/></text:p>
            <text:p><text:span text:style-name="T12"><text:tab/></text:span><text:span text:style-name="T12"><text:tab/></text:span><text:span text:style-name="T12">off()</text:span></text:p>
            <text:p><text:span text:style-name="T12"/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2" draw:text-style-name="P5" draw:layer="layout" svg:width="24.284cm" svg:height="17.445cm" svg:x="1.938cm" svg:y="1.888cm">
          <draw:text-box>
            <text:p><text:span text:style-name="T9"><text:tab/></text:span></text:p>
            <text:p><text:span text:style-name="T9"><text:tab/></text:span><text:span text:style-name="T9">Méthodes ajoutées (suite) :</text:span><text:span text:style-name="T12"><text:tab/></text:span><text:span text:style-name="T12"><text:tab/></text:span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/text:p>
            <text:p><text:span text:style-name="T12"><text:tab/></text:span><text:span text:style-name="T12"><text:tab/></text:span><text:span text:style-name="T12">slider() :</text:span></text:p>
            <text:p><text:span text:style-name="T13"/></text:p>
            <text:p><text:span text:style-name="T13"><text:tab/></text:span><text:span text:style-name="T13"><text:tab/></text:span><text:span text:style-name="T13"><text:tab/></text:span><text:span text:style-name="T12"><text:line-break/></text:span><text:span text:style-name="T12"><text:tab/></text:span><text:span text:style-name="T12"><text:tab/></text:span><text:span text:style-name="T12"><text:tab/></text:span><text:span text:style-name="T13">au lieu de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8">var s <text:s/>= new Slider();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s.into = ''#sliderCtnrId'' ;</text:span></text:p>
            <text:p><text:span text:style-name="T12"/></text:p>
            <text:p><text:span text:style-name="T12"><text:tab/></text:span><text:span text:style-name="T12"><text:tab/></text:span><text:span text:style-name="T12"><text:tab/></text:span><text:span text:style-name="T13">on a: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6"> </text:span><text:span text:style-name="T8">"#sliderCtnrId".slider() ; </text:span></text:p>
            <text:p><text:span text:style-name="T8"/></text:p>
            <text:p><text:span text:style-name="T12"><text:tab/></text:span><text:span text:style-name="T12"><text:tab/></text:span><text:span text:style-name="T12"><text:tab/></text:span></text:p>
          </draw:text-box>
        </draw:frame>
        <draw:frame draw:style-name="gr10" draw:text-style-name="P9" draw:layer="layout" svg:width="9.064cm" svg:height="1.348cm" svg:x="10.006cm" svg:y="0.471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7" draw:text-style-name="P5" draw:layer="layout" svg:width="23.943cm" svg:height="15.797cm" svg:x="1.756cm" svg:y="2.383cm">
          <draw:text-box>
            <text:p><text:span text:style-name="T8"/></text:p>
            <text:p><text:span text:style-name="T8"/></text:p>
            <text:p><text:span text:style-name="T17"/></text:p>
            <text:p><text:span text:style-name="T17">haxetelier8 complet :</text:span></text:p>
            <text:p><text:span text:style-name="T17"/></text:p>
            <text:p><text:span text:style-name="T18"><text:a xlink:href="https://github.com/flashline/haxetelier8">https://github.com/flashline/haxetelier8</text:a></text:span><text:span text:style-name="T4"> &gt; [download zip]</text:span></text:p>
            <text:p><text:span text:style-name="T4"/></text:p>
            <text:p><text:span text:style-name="T4"/></text:p>
            <text:p><text:span text:style-name="T4"/></text:p>
            <text:p><text:span text:style-name="T4">Haxe :</text:span></text:p>
            <text:p><text:span text:style-name="T4"/></text:p>
            <text:p><text:span text:style-name="T19"><text:a xlink:href="http://haxe.org/download/">http://haxe.org/download/</text:a></text:span></text:p>
            <text:p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7" draw:text-style-name="P5" draw:layer="layout" svg:width="14.668cm" svg:height="15.797cm" svg:x="6.027cm" svg:y="2.566cm">
          <draw:text-box>
            <text:p><text:span text:style-name="T4"/></text:p>
            <text:p><text:span text:style-name="T4"><text:tab/></text:span></text:p>
            <text:p><text:span text:style-name="T4"/></text:p>
            <text:p text:style-name="P1"><text:span text:style-name="T6">Ouvrir :</text:span></text:p>
            <text:p text:style-name="P1"><text:span text:style-name="T6"><text:line-break/></text:span><text:span text:style-name="T20">samples/using/src/</text:span><text:span text:style-name="T21">Main.hx</text:span><text:span text:style-name="T13"> <text:s/></text:span><text:span text:style-name="T4"><text:s/></text:span></text:p>
            <text:p text:style-name="P1"><text:span text:style-name="T13"/></text:p>
            <text:p text:style-name="P1"><text:span text:style-name="T17"><text:tab/></text:span></text:p>
          </draw:text-box>
        </draw:frame>
        <draw:frame draw:style-name="gr10" draw:text-style-name="P10" draw:layer="layout" svg:width="9.588cm" svg:height="1.348cm" svg:x="8.751cm" svg:y="0.472cm">
          <draw:text-box>
            <text:p text:style-name="P1"><text:span text:style-name="T3">« using » 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13" draw:text-style-name="P5" draw:layer="layout" svg:width="24.284cm" svg:height="18.29cm" svg:x="1.781cm" svg:y="1.05cm">
          <draw:text-box>
            <text:p><text:span text:style-name="T22">Exemple d'abstraction avec « using »</text:span></text:p>
            <text:p><text:span text:style-name="T22">quand on cible plusieurs 'api' <text:s/>(js,flash,etc) :</text:span></text:p>
            <text:p><text:span text:style-name="T22"/></text:p>
            <text:p><text:span text:style-name="T23">#if js </text:span><text:span text:style-name="T23"><text:tab/></text:span></text:p>
            <text:p><text:span text:style-name="T23"><text:tab/></text:span><text:span text:style-name="T23">import js.html.Element; </text:span></text:p>
            <text:p><text:span text:style-name="T23"><text:tab/></text:span><text:span text:style-name="T23">using apix.common.display.ElementExtender;</text:span></text:p>
            <text:p><text:span text:style-name="T23"><text:tab/></text:span><text:span text:style-name="T23">typedef Elem = Element ;</text:span></text:p>
            <text:p><text:span text:style-name="T23">#else if flash</text:span><text:span text:style-name="T23"><text:tab/></text:span></text:p>
            <text:p><text:span text:style-name="T23"><text:tab/></text:span><text:span text:style-name="T23">import flash.display.Sprite;</text:span></text:p>
            <text:p><text:span text:style-name="T23"><text:tab/></text:span><text:span text:style-name="T23">using apix.common.display.SpriteExtender;</text:span></text:p>
            <text:p><text:span text:style-name="T23"><text:tab/></text:span><text:span text:style-name="T23">typedef Elem = Sprite ;</text:span></text:p>
            <text:p><text:span text:style-name="T23"><text:tab/></text:span><text:span text:style-name="T23">// to continue !</text:span></text:p>
            <text:p><text:span text:style-name="T23">#else</text:span></text:p>
            <text:p><text:span text:style-name="T23"><text:tab/></text:span><text:span text:style-name="T23">// TODO</text:span></text:p>
            <text:p><text:span text:style-name="T23">#end</text:span></text:p>
            <text:p><text:span text:style-name="T12"/></text:p>
            <text:p><text:span text:style-name="T12"/></text:p>
            <text:p><text:span text:style-name="T24">// utiliser </text:span><text:span text:style-name="T23">Elem</text:span><text:span text:style-name="T24"> dans le code </text:span></text:p>
            <text:p><text:span text:style-name="T24">// avec les méthodes des </text:span><text:span text:style-name="T23">xxxExtender</text:span><text:span text:style-name="T25"> (ou méthodes communes si existent).</text:span></text:p>
            <text:p><text:span text:style-name="T23"/></text:p>
            <text:p><text:span text:style-name="T25"/></text:p>
            <text:p><text:span text:style-name="T26">Sources : </text:span></text:p>
            <text:p><text:span text:style-name="T26"><text:tab/></text:span><text:span text:style-name="T26">sample/classes/Apix/apix/ui/slider/</text:span><text:span text:style-name="T27">Slider.hx</text:span><text:span text:style-name="T26"> </text:span></text:p>
            <text:p><text:span text:style-name="T26"><text:tab/></text:span><text:span text:style-name="T26">sample/classes/Apix/apix/common/display/</text:span><text:span text:style-name="T27">ElementExtender.hx</text:span><text:span text:style-name="T26"> </text:span><text:span text:style-name="T26"><text:tab/></text:span></text:p>
            <text:p><text:span text:style-name="T23"/></text:p>
            <text:p><text:span text:style-name="T25"><text:s/></text:span></text:p>
          </draw:text-box>
        </draw:frame>
        <draw:frame draw:style-name="gr10" draw:text-style-name="P12" draw:layer="layout" svg:width="5.501cm" svg:height="1.043cm" svg:x="21.953cm" svg:y="0.315cm">
          <draw:text-box>
            <text:p text:style-name="P11"><text:span text:style-name="T9">« using » suite</text:span></text:p>
          </draw:text-box>
        </draw:frame>
        <draw:custom-shape draw:style-name="gr5" draw:text-style-name="P1" draw:layer="layout" svg:width="0.399cm" svg:height="0.399cm" svg:x="11.573cm" svg:y="11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8cm" svg:x="11.554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99cm" svg:height="0.399cm" svg:x="11.569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14" draw:text-style-name="P13" draw:layer="layout" svg:width="18.14cm" svg:height="16.006cm" svg:x="4.674cm" svg:y="2.987cm">
          <draw:text-box>
            <text:p text:style-name="P1"><text:span text:style-name="T6">Finalité :</text:span></text:p>
            <text:p text:style-name="P1"><text:span text:style-name="T4"/></text:p>
            <text:p text:style-name="P1"><text:span text:style-name="T4">Utiliser une API native du langage cible,</text:span></text:p>
            <text:p text:style-name="P1"><text:span text:style-name="T4"/></text:p>
            <text:p text:style-name="P1"><text:span text:style-name="T4">ex <text:s/>: </text:span><text:span text:style-name="T28">jQuery</text:span><text:span text:style-name="T4"> </text:span></text:p>
            <text:p text:style-name="P1"><text:span text:style-name="T4"/></text:p>
            <text:p text:style-name="P1"><text:span text:style-name="T4">... sans avoir à l'implémenter en haxe,</text:span></text:p>
            <text:p text:style-name="P1"><text:span text:style-name="T4"/></text:p>
            <text:p text:style-name="P1"><text:span text:style-name="T4">tout en bénéficiant de ses avantages dont le </text:span></text:p>
            <text:p text:style-name="P1"><text:span text:style-name="T4"/></text:p>
            <text:p text:style-name="P1"><text:span text:style-name="T6"><text:s/></text:span><text:span text:style-name="T6">typage fort !</text:span></text:p>
            <text:p text:style-name="P1"><text:span text:style-name="T6"/></text:p>
            <text:p text:style-name="P1"><text:span text:style-name="T6"/></text:p>
            <text:p text:style-name="P4"><text:span text:style-name="T29">Plein d' « extern » sur : </text:span><text:span text:style-name="T29"><text:a xlink:href="http://lib.haxe.org/all">http://lib.haxe.org/all</text:a></text:span></text:p>
          </draw:text-box>
        </draw:frame>
        <draw:frame draw:style-name="gr8" draw:text-style-name="P7" draw:layer="layout" svg:width="9.221cm" svg:height="1.826cm" svg:x="9.824cm" svg:y="0.525cm">
          <draw:text-box>
            <text:p text:style-name="P1"><text:span text:style-name="T7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15" draw:text-style-name="P13" draw:layer="layout" svg:width="22.902cm" svg:height="15.011cm" svg:x="2.396cm" svg:y="3.519cm">
          <draw:text-box>
            <text:p text:style-name="P1"><text:span text:style-name="T6">Principe ...... avec une API 3D en JS :</text:span></text:p>
            <text:p text:style-name="P1"><text:span text:style-name="T6"/></text:p>
            <text:p text:style-name="P1"><text:span text:style-name="T30">Babylon*</text:span></text:p>
            <text:p text:style-name="P1"><text:span text:style-name="T30"/></text:p>
            <text:p text:style-name="P1"><text:span text:style-name="T21"/></text:p>
            <text:p text:style-name="P1"><text:span text:style-name="T6"/></text:p>
            <text:p text:style-name="P4"><text:span text:style-name="T9">* de David Catuhe <text:s/></text:span><text:span text:style-name="T9"><text:a xlink:href="https://twitter.com/deltakosh">@deltakosh</text:a></text:span><text:span text:style-name="T9"> <text:s text:c="11"/></text:span><text:span text:style-name="T9"><text:a xlink:href="http://www.babylonjs.com/">http://www.babylonjs.com/</text:a></text:span></text:p>
            <text:p text:style-name="P4"><text:span text:style-name="T9"/></text:p>
            <text:p text:style-name="P4"><text:span text:style-name="T9"/></text:p>
            <text:p text:style-name="P4"><text:span text:style-name="T9">download de l'extern : </text:span><text:span text:style-name="T9"><text:a xlink:href="https://github.com/flashline/Babylon-X">https://github.com/flashline/Babylon-X</text:a></text:span><text:span text:style-name="T9"> </text:span></text:p>
            <text:p text:style-name="P4"><text:span text:style-name="T29"><text:tab/></text:span></text:p>
            <text:p text:style-name="P4"><text:span text:style-name="T4"><text:s/></text:span></text:p>
            <text:p text:style-name="P4"><text:span text:style-name="T8"/></text:p>
          </draw:text-box>
        </draw:frame>
        <draw:frame draw:style-name="gr8" draw:text-style-name="P7" draw:layer="layout" svg:width="9.221cm" svg:height="1.826cm" svg:x="10.113cm" svg:y="1.154cm">
          <draw:text-box>
            <text:p text:style-name="P1"><text:span text:style-name="T7">« extern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16" draw:text-style-name="P1" draw:layer="layout" svg:width="24.808cm" svg:height="16.167cm" svg:x="1.519cm" svg:y="6.127cm">
          <draw:text-box>
            <text:p text:style-name="P1"><text:span text:style-name="T6">Voir :</text:span></text:p>
            <text:p text:style-name="P1"><text:span text:style-name="T6"/></text:p>
            <text:p text:style-name="P1"><text:span text:style-name="T6"><text:s/></text:span></text:p>
            <text:p text:style-name="P1"><text:span text:style-name="T21">samples/extern/bin/meshTransform.html</text:span></text:p>
            <text:p text:style-name="P1"><text:span text:style-name="T21"/></text:p>
            <text:p text:style-name="P1"><text:span text:style-name="T31"/></text:p>
          </draw:text-box>
        </draw:frame>
        <draw:frame draw:style-name="gr8" draw:text-style-name="P7" draw:layer="layout" svg:width="9.221cm" svg:height="1.826cm" svg:x="10.114cm" svg:y="1.155cm">
          <draw:text-box>
            <text:p text:style-name="P1"><text:span text:style-name="T7">''extern'' 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style-name="gr17" draw:text-style-name="P1" draw:layer="layout" svg:width="24.23cm" svg:height="15.762cm" svg:x="1.9cm" svg:y="2.886cm">
          <draw:text-box>
            <text:p text:style-name="P1"><text:span text:style-name="T6"/></text:p>
            <text:p text:style-name="P1"><text:span text:style-name="T32"/></text:p>
            <text:p text:style-name="P1"><text:span text:style-name="T33"/></text:p>
            <text:p text:style-name="P1"><text:span text:style-name="T33"/></text:p>
            <text:p text:style-name="P1"><text:span text:style-name="T33">Démos:</text:span></text:p>
            <text:p text:style-name="P1"><text:span text:style-name="T34"/></text:p>
            <text:p text:style-name="P1"><text:span text:style-name="T34"/></text:p>
            <text:p text:style-name="P1"><text:span text:style-name="T35"><text:a xlink:href="http://www.pixaline.net/intra/3djs/">http://www.pixaline.net/intra/3djs/</text:a></text:span></text:p>
            <text:p text:style-name="P1"><text:span text:style-name="T35"/></text:p>
            <text:p text:style-name="P1"><text:span text:style-name="T35"/></text:p>
          </draw:text-box>
        </draw:frame>
        <draw:frame draw:style-name="gr8" draw:text-style-name="P7" draw:layer="layout" svg:width="9.221cm" svg:height="1.826cm" svg:x="9.146cm" svg:y="0.656cm">
          <draw:text-box>
            <text:p text:style-name="P1"><text:span text:style-name="T7">''extern'' su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8" draw:text-style-name="P2" draw:layer="layout" svg:width="18.204cm" svg:height="15.226cm" svg:x="4.285cm" svg:y="1.797cm">
          <draw:text-box>
            <text:p text:style-name="P1"><text:span text:style-name="T1">FIN</text:span></text:p>
            <text:p text:style-name="P1"><text:span text:style-name="T1"/></text:p>
            <text:p text:style-name="P1"><text:span text:style-name="T1"/></text:p>
            <text:p text:style-name="P1"><text:span text:style-name="T36">...prochain sujet : Apache </text:span><text:span text:style-name="T37">Cordova </text:span><text:span text:style-name="T38">(~ </text:span><text:span text:style-name="T37">PhoneGap</text:span><text:span text:style-name="T38">)</text:span></text:p>
            <text:p text:style-name="P1"><text:span text:style-name="T38"/></text:p>
            <text:p text:style-name="P1"><text:span text:style-name="T39">Haxe </text:span><text:span text:style-name="T40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an michel delettre</meta:initial-creator>
    <meta:creation-date>2014-10-08T16:25:13.82</meta:creation-date>
    <meta:editing-duration>PT16H15M15S</meta:editing-duration>
    <meta:editing-cycles>92</meta:editing-cycles>
    <dc:date>2014-10-29T12:17:02.10</dc:date>
    <dc:creator>jean michel delettre</dc:creator>
    <meta:generator>OpenOffice.org/3.2$Win32 OpenOffice.org_project/320m18$Build-9502</meta:generator>
    <meta:document-statistic meta:object-count="102"/>
  </office:meta>
</office:document-meta>
</file>